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/>
    </style:style>
    <style:style style:name="P2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" style:family="paragraph" style:parent-style-name="Standard" style:list-style-name="L2">
      <style:paragraph-properties fo:text-align="justify" style:justify-single-word="false"/>
      <style:text-properties fo:language="ru" fo:country="RU" officeooo:paragraph-rsid="0013ac58"/>
    </style:style>
    <style:style style:name="P4" style:family="paragraph" style:parent-style-name="Standard" style:list-style-name="L2">
      <style:paragraph-properties fo:text-align="justify" style:justify-single-word="false"/>
      <style:text-properties fo:language="ru" fo:country="RU" officeooo:rsid="0011aa0d" officeooo:paragraph-rsid="0011aa0d"/>
    </style:style>
    <style:style style:name="P5" style:family="paragraph" style:parent-style-name="Text_20_body" style:list-style-name="L1">
      <style:text-properties fo:language="ru" fo:country="RU"/>
    </style:style>
    <style:style style:name="P6" style:family="paragraph" style:parent-style-name="Text_20_body" style:list-style-name="L1">
      <style:text-properties fo:language="ru" fo:country="RU" officeooo:paragraph-rsid="0011aa0d"/>
    </style:style>
    <style:style style:name="T1" style:family="text">
      <style:text-properties fo:language="ru" fo:country="RU"/>
    </style:style>
    <style:style style:name="T2" style:family="text">
      <style:text-properties officeooo:rsid="0011aa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Должностная инструкция</text:span> конюха</text:p>
      <text:h text:style-name="Heading_20_1" text:outline-level="1">Положения:</text:h>
      <text:list xml:id="list6895560359543520080" text:style-name="L1">
        <text:list-item>
          <text:p text:style-name="P5">Конюх непосредственно подчинён хозяину конюшни и выполняет его указания.</text:p>
        </text:list-item>
        <text:list-item>
          <text:p text:style-name="P5">Конюх обеспечивает уход за конюшенными лошадьми, собакой и кошками. За работу по уходу конюх получает оговоренное вознаграждение.</text:p>
        </text:list-item>
        <text:list-item>
          <text:p text:style-name="P5">Конюх может выполнять дополнительные работы по конюшне по отдельным договорённостям с хозяином за отдельную плату в свободное от основной работы время.</text:p>
        </text:list-item>
        <text:list-item>
          <text:p text:style-name="P6">Конюх согласен с тем фактом, что на конюшне ведётся круглосуточное видеонаблюдение, доступное в онлайне. Архив видеонаблюдения доступен хозяину конюшни и стирается про мере заполнения памяти видеорегистратора.</text:p>
        </text:list-item>
      </text:list>
      <text:h text:style-name="Heading_20_1" text:outline-level="1">Конюх обязан:</text:h>
      <text:list xml:id="list5276329248048939028" text:style-name="L2">
        <text:list-item>
          <text:p text:style-name="P2">Выводить утром лошадей в левады и заводить вечером в денники согласно расписанию, если позволяют погодные условия. Препятствием к выводу лошадей может быть холодный сильный ветер, дождь, град, <text:span text:style-name="T2">сильная жара.</text:span></text:p>
        </text:list-item>
        <text:list-item>
          <text:p text:style-name="P2">Проводить уборку денников, <text:span text:style-name="T2">конюшни</text:span> и вольера собаки утром после вывода лошадей в левады.</text:p>
        </text:list-item>
        <text:list-item>
          <text:p text:style-name="P4">После уборки конюшни в летнее время увлажнить водой коридор для уменьшения пыли.</text:p>
        </text:list-item>
        <text:list-item>
          <text:p text:style-name="P2">Убирать навоз и мочу с прохода конюшни сразу после обнаружения.</text:p>
        </text:list-item>
        <text:list-item>
          <text:p text:style-name="P4">По пятницам сметать паутину с внутренних конструкций конюшни (окон, балок, потолка).</text:p>
        </text:list-item>
        <text:list-item>
          <text:p text:style-name="P2">Кормить и поить лошадей согласно утверждённому расписанию.</text:p>
        </text:list-item>
        <text:list-item>
          <text:p text:style-name="P2">Держать мобильный телефон конюшни под рукой для обеспечения круглосуточной связи с конюшней.</text:p>
        </text:list-item>
        <text:list-item>
          <text:p text:style-name="P2">Информировать коневладельцев/хозяина конюшни о замеченных недомоганиях/травмах лошадей.</text:p>
        </text:list-item>
        <text:list-item>
          <text:p text:style-name="P2">Убирать навоз в левадах один раз в <text:span text:style-name="T2">три</text:span> дня.</text:p>
        </text:list-item>
        <text:list-item>
          <text:p text:style-name="P2">Содержать конюшню в чистоте, проводить мелкий ремонт конюшенного инвентаря. При невозможности ремонта сообщать владельцу конюшни о необходимости замены инвентаря/оборудования конюшни.</text:p>
        </text:list-item>
        <text:list-item>
          <text:p text:style-name="P2">Быть трезвым на протяжении всего периода рабочей смены. Употребление спиртных напитков (в том числе слабоалкогольных, таких как алкогольное пиво или слабоалкогольные тоники) строго воспрещается. <text:span text:style-name="T2">В течение рабочей смены возможны проверки алкотестером на уровень содержания алкоголя в крови. В случае обнаружения алкоголя предусмотрен штраф 500 гривен. В случае повторного обнаружения алкоголя в крови следует разрыв найма.</text:span></text:p>
        </text:list-item>
        <text:list-item>
          <text:p text:style-name="P2">Сдать конюшню, левады и каптёрку конюху следующей смены в чистоте, а рабочий инвентарь в исправности.</text:p>
        </text:list-item>
        <text:list-item>
          <text:p text:style-name="P2">Быть вежливым по отношению к посетителям конюшни. Недопустимо применение нецензурного лексикона во время рабочей смены. Недопустимы перепалки с клиентом на повышенных тонах. Все конфликты/недоразумения с посетителями конюшни должны решаться исключительно через хозяина конюшни.</text:p>
        </text:list-item>
        <text:list-item>
          <text:p text:style-name="P2">Не допускается курить внутри сенника и конюшни. Не допускается разбрасывать окурки – их следует выкидывать в мусорное ведро.</text:p>
        </text:list-item>
        <text:list-item>
          <text:p text:style-name="P4">По требованию арендатора нужно выводить лошадь на развязки и заводить лошадь в леваду после работы.</text:p>
        </text:list-item>
        <text:list-item>
          <text:p text:style-name="P3">Конюх обязан предупредить хозяина конюшни о расторжении найма минимум за две недели.</text:p>
        </text:list-item>
      </text:list>
      <text:p text:style-name="P1"/>
      <text:p text:style-name="P1"/>
      <text:p text:style-name="P1">Подпись: _____________ <text:s text:c="84"/>Дата: <text:s/>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3:13:47.854000000</meta:creation-date>
    <dc:date>2015-08-04T19:58:18.580000000</dc:date>
    <meta:editing-duration>PT4H18M29S</meta:editing-duration>
    <meta:editing-cycles>10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24" meta:word-count="380" meta:character-count="2875" meta:non-whitespace-character-count="2453"/>
  </office:meta>
</office:document-meta>
</file>